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B000001E974B0DE7C045C4022.png" manifest:media-type="image/png"/>
  <manifest:file-entry manifest:full-path="Pictures/100002010000036C000001ED117873EF1BCC4B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66cm" draw:z-index="0"><draw:image xlink:href="Pictures/100002010000036C000001ED117873EF1BCC4BBE.png" xlink:type="simple" xlink:show="embed" xlink:actuate="onLoad" loext:mime-type="image/png"/></draw:frame></text:p>
      <text:p text:style-name="Standard"><draw:frame draw:style-name="fr1" draw:name="Image2" text:anchor-type="paragraph" svg:width="17cm" svg:height="9.499cm" draw:z-index="1"><draw:image xlink:href="Pictures/100002010000036B000001E974B0DE7C045C402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2:41:11.471441106</meta:creation-date>
    <dc:date>2020-03-20T14:32:32.970102187</dc:date>
    <meta:editing-duration>PT51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